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13e9" officeooo:paragraph-rsid="00d913e9" style:text-blinking="false" fo:background-color="transparent" style:font-size-asian="8pt" style:font-style-asian="normal" style:font-weight-asian="normal" style:font-size-complex="8pt" style:font-style-complex="normal" style:font-weight-complex="normal" loext:padding="0in" loext:border="none"/>
    </style:style>
    <style:style style:name="P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729c7" officeooo:paragraph-rsid="00d729c7" style:text-blinking="false" fo:background-color="transparent" style:font-size-asian="8pt" style:font-style-asian="normal" style:font-weight-asian="bold" style:font-size-complex="8pt" style:font-style-complex="normal" style:font-weight-complex="bold" loext:padding="0in" loext:border="none"/>
    </style:style>
    <style:style style:name="P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9d3b7" officeooo:paragraph-rsid="00d9d3b7" style:text-blinking="false" fo:background-color="transparent" style:font-size-asian="8pt" style:font-style-asian="normal" style:font-weight-asian="bold" style:font-size-complex="8pt" style:font-style-complex="normal" style:font-weight-complex="bold" loext:padding="0in" loext:border="none"/>
    </style:style>
    <style:style style:name="P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b05a8" officeooo:paragraph-rsid="00db05a8" style:text-blinking="false" fo:background-color="transparent" style:font-size-asian="8pt" style:font-style-asian="normal" style:font-weight-asian="bold" style:font-size-complex="8pt" style:font-style-complex="normal" style:font-weight-complex="bold" loext:padding="0in" loext:border="none"/>
    </style:style>
    <style:style style:name="P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ca36f" officeooo:paragraph-rsid="00dca36f" style:text-blinking="false" fo:background-color="transparent" style:font-size-asian="8pt" style:font-style-asian="normal" style:font-weight-asian="bold" style:font-size-complex="8pt" style:font-style-complex="normal" style:font-weight-complex="bold" loext:padding="0in" loext:border="none"/>
    </style:style>
    <style:style style:name="P11" style:family="paragraph" style:parent-style-name="Footer">
      <style:paragraph-properties fo:text-align="center" style:justify-single-word="false"/>
      <style:text-properties officeooo:rsid="00c17c54" officeooo:paragraph-rsid="00c17c54" fo:background-color="transparent"/>
    </style:style>
    <style:style style:name="P1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9d3b7" style:text-blinking="false" fo:background-color="transparent" style:font-size-asian="8pt" style:font-style-asian="normal" style:font-weight-asian="normal" style:font-size-complex="8pt" style:font-style-complex="normal" style:font-weight-complex="normal" loext:padding="0in" loext:border="none"/>
    </style:style>
    <style:style style:name="P1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9d3b7"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6"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b05a8" officeooo:paragraph-rsid="00db05a8" style:text-blinking="false" fo:background-color="transparent" style:font-size-asian="8pt" style:font-style-asian="normal" style:font-weight-asian="normal" style:font-size-complex="8pt" style:font-style-complex="normal" style:font-weight-complex="normal" loext:padding="0in" loext:border="none"/>
    </style:style>
    <style:style style:name="P1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1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ca36f" officeooo:paragraph-rsid="00dca36f" style:text-blinking="false" fo:background-color="transparent" style:font-size-asian="8pt" style:font-style-asian="normal" style:font-weight-asian="normal" style:font-size-complex="8pt" style:font-style-complex="normal" style:font-weight-complex="normal" loext:padding="0in" loext:border="none"/>
    </style:style>
    <style:style style:name="P20" style:family="paragraph" style:parent-style-name="Standard">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d729c7" officeooo:paragraph-rsid="00d729c7" style:text-blinking="false" fo:background-color="transparent" style:font-size-asian="8pt" style:font-style-asian="normal" style:font-weight-asian="normal" style:font-size-complex="8pt" style:font-style-complex="normal" style:font-weight-complex="normal" loext:padding="0in" loext:border="none"/>
    </style:style>
    <style:style style:name="P2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29c18" officeooo:paragraph-rsid="00e29c18" style:text-blinking="false" fo:background-color="transparent" style:font-size-asian="8pt" style:font-style-asian="normal" style:font-weight-asian="normal" style:font-size-complex="8pt" style:font-style-complex="normal" style:font-weight-complex="normal" loext:padding="0in" loext:border="none"/>
    </style:style>
    <style:style style:name="P2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52075" officeooo:paragraph-rsid="00e52075" style:text-blinking="false" fo:background-color="transparent" style:font-size-asian="8pt" style:font-style-asian="normal" style:font-weight-asian="normal" style:font-size-complex="8pt" style:font-style-complex="normal" style:font-weight-complex="normal" loext:padding="0in" loext:border="none"/>
    </style:style>
    <style:style style:name="P2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e7fb20" officeooo:paragraph-rsid="00e7fb20" style:text-blinking="false" fo:background-color="transparent" style:font-size-asian="8pt" style:font-style-asian="normal" style:font-weight-asian="normal" style:font-size-complex="8pt" style:font-style-complex="normal" style:font-weight-complex="normal" loext:padding="0in" loext:border="none"/>
    </style:style>
    <style:style style:name="P2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21a6f" officeooo:paragraph-rsid="00f21a6f" style:text-blinking="false" fo:background-color="transparent" style:font-size-asian="8pt" style:font-style-asian="normal" style:font-weight-asian="normal" style:font-size-complex="8pt" style:font-style-complex="normal" style:font-weight-complex="normal" loext:padding="0in" loext:border="none"/>
    </style:style>
    <style:style style:name="P2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40956" officeooo:paragraph-rsid="00f40956" style:text-blinking="false" fo:background-color="transparent" style:font-size-asian="8pt" style:font-style-asian="normal" style:font-weight-asian="normal" style:font-size-complex="8pt" style:font-style-complex="normal" style:font-weight-complex="normal" loext:padding="0in" loext:border="none"/>
    </style:style>
    <style:style style:name="P2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a99d5" officeooo:paragraph-rsid="00fa99d5" style:text-blinking="false" fo:background-color="transparent" style:font-size-asian="8pt" style:font-style-asian="normal" style:font-weight-asian="normal" style:font-size-complex="8pt" style:font-style-complex="normal" style:font-weight-complex="normal" loext:padding="0in" loext:border="none"/>
    </style:style>
    <style:style style:name="P2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2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36f1" officeooo:paragraph-rsid="00fb36f1" style:text-blinking="false" fo:background-color="transparent" style:font-size-asian="8pt" style:font-style-asian="normal" style:font-weight-asian="normal" style:font-size-complex="8pt" style:font-style-complex="normal" style:font-weight-complex="normal" loext:padding="0in" loext:border="none"/>
    </style:style>
    <style:style style:name="P3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normal" officeooo:rsid="00fbd10d" officeooo:paragraph-rsid="00fbd10d" style:text-blinking="false" fo:background-color="transparent" style:font-size-asian="8pt" style:font-style-asian="normal" style:font-weight-asian="normal" style:font-size-complex="8pt" style:font-style-complex="normal" style:font-weight-complex="normal" loext:padding="0in" loext:border="none"/>
    </style:style>
    <style:style style:name="P3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3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3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3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3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3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3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3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0"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de68b1" style:text-blinking="false" fo:background-color="transparent" style:font-size-asian="8pt" style:font-style-asian="normal" style:font-weight-asian="bold" style:font-size-complex="8pt" style:font-style-complex="normal" style:font-weight-complex="bold" loext:padding="0in" loext:border="none"/>
    </style:style>
    <style:style style:name="P41"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4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44"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4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4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47"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de68b1"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4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03f0" officeooo:paragraph-rsid="00e003f0" style:text-blinking="false" fo:background-color="transparent" style:font-size-asian="8pt" style:font-style-asian="normal" style:font-weight-asian="bold" style:font-size-complex="8pt" style:font-style-complex="normal" style:font-weight-complex="bold" loext:padding="0in" loext:border="none"/>
    </style:style>
    <style:style style:name="P49"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0a9e2" officeooo:paragraph-rsid="00e0a9e2" style:text-blinking="false" fo:background-color="transparent" style:font-size-asian="8pt" style:font-style-asian="normal" style:font-weight-asian="bold" style:font-size-complex="8pt" style:font-style-complex="normal" style:font-weight-complex="bold" loext:padding="0in" loext:border="none"/>
    </style:style>
    <style:style style:name="P50"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5675" officeooo:paragraph-rsid="00e25675" style:text-blinking="false" fo:background-color="transparent" style:font-size-asian="8pt" style:font-style-asian="normal" style:font-weight-asian="bold" style:font-size-complex="8pt" style:font-style-complex="normal" style:font-weight-complex="bold" loext:padding="0in" loext:border="none"/>
    </style:style>
    <style:style style:name="P5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2"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29c18" officeooo:paragraph-rsid="00e29c18" style:text-blinking="false" fo:background-color="transparent" style:font-size-asian="8pt" style:font-style-asian="normal" style:font-weight-asian="bold" style:font-size-complex="8pt" style:font-style-complex="normal" style:font-weight-complex="bold" loext:padding="0in" loext:border="none"/>
    </style:style>
    <style:style style:name="P5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3a479" officeooo:paragraph-rsid="00e3a479" style:text-blinking="false" fo:background-color="transparent" style:font-size-asian="8pt" style:font-style-asian="normal" style:font-weight-asian="bold" style:font-size-complex="8pt" style:font-style-complex="normal" style:font-weight-complex="bold" loext:padding="0in" loext:border="none"/>
    </style:style>
    <style:style style:name="P5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52075" officeooo:paragraph-rsid="00e52075" style:text-blinking="false" fo:background-color="transparent" style:font-size-asian="8pt" style:font-style-asian="normal" style:font-weight-asian="bold" style:font-size-complex="8pt" style:font-style-complex="normal" style:font-weight-complex="bold" loext:padding="0in" loext:border="none"/>
    </style:style>
    <style:style style:name="P5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6c0cb" officeooo:paragraph-rsid="00e6c0cb" style:text-blinking="false" fo:background-color="transparent" style:font-size-asian="8pt" style:font-style-asian="normal" style:font-weight-asian="bold" style:font-size-complex="8pt" style:font-style-complex="normal" style:font-weight-complex="bold" loext:padding="0in" loext:border="none"/>
    </style:style>
    <style:style style:name="P56"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7"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7fb20" officeooo:paragraph-rsid="00e7fb20" style:text-blinking="false" fo:background-color="transparent" style:font-size-asian="8pt" style:font-style-asian="normal" style:font-weight-asian="bold" style:font-size-complex="8pt" style:font-style-complex="normal" style:font-weight-complex="bold" loext:padding="0in" loext:border="none"/>
    </style:style>
    <style:style style:name="P5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5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9002e" officeooo:paragraph-rsid="00e9002e" style:text-blinking="false" fo:background-color="transparent" style:font-size-asian="8pt" style:font-style-asian="normal" style:font-weight-asian="bold" style:font-size-complex="8pt" style:font-style-complex="normal" style:font-weight-complex="bold" loext:padding="0in" loext:border="none"/>
    </style:style>
    <style:style style:name="P6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c824b" officeooo:paragraph-rsid="00ec824b" style:text-blinking="false" fo:background-color="transparent" style:font-size-asian="8pt" style:font-style-asian="normal" style:font-weight-asian="bold" style:font-size-complex="8pt" style:font-style-complex="normal" style:font-weight-complex="bold" loext:padding="0in" loext:border="none"/>
    </style:style>
    <style:style style:name="P6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3"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0072" officeooo:paragraph-rsid="00ee0072" style:text-blinking="false" fo:background-color="transparent" style:font-size-asian="8pt" style:font-style-asian="normal" style:font-weight-asian="bold" style:font-size-complex="8pt" style:font-style-complex="normal" style:font-weight-complex="bold" loext:padding="0in" loext:border="none"/>
    </style:style>
    <style:style style:name="P6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5"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69a5" officeooo:paragraph-rsid="00ee69a5" style:text-blinking="false" fo:background-color="transparent" style:font-size-asian="8pt" style:font-style-asian="normal" style:font-weight-asian="bold" style:font-size-complex="8pt" style:font-style-complex="normal" style:font-weight-complex="bold" loext:padding="0in" loext:border="none"/>
    </style:style>
    <style:style style:name="P6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ed448" officeooo:paragraph-rsid="00eed448" style:text-blinking="false" fo:background-color="transparent" style:font-size-asian="8pt" style:font-style-asian="normal" style:font-weight-asian="bold" style:font-size-complex="8pt" style:font-style-complex="normal" style:font-weight-complex="bold" loext:padding="0in" loext:border="none"/>
    </style:style>
    <style:style style:name="P6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6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ef6a68" officeooo:paragraph-rsid="00ef6a68" style:text-blinking="false" fo:background-color="transparent" style:font-size-asian="8pt" style:font-style-asian="normal" style:font-weight-asian="bold" style:font-size-complex="8pt" style:font-style-complex="normal" style:font-weight-complex="bold" loext:padding="0in" loext:border="none"/>
    </style:style>
    <style:style style:name="P7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1"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2"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04d88" officeooo:paragraph-rsid="00f04d88" style:text-blinking="false" fo:background-color="transparent" style:font-size-asian="8pt" style:font-style-asian="normal" style:font-weight-asian="bold" style:font-size-complex="8pt" style:font-style-complex="normal" style:font-weight-complex="bold" loext:padding="0in" loext:border="none"/>
    </style:style>
    <style:style style:name="P73"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4"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21a6f" officeooo:paragraph-rsid="00f21a6f" style:text-blinking="false" fo:background-color="transparent" style:font-size-asian="8pt" style:font-style-asian="normal" style:font-weight-asian="bold" style:font-size-complex="8pt" style:font-style-complex="normal" style:font-weight-complex="bold" loext:padding="0in" loext:border="none"/>
    </style:style>
    <style:style style:name="P75"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6"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0956" officeooo:paragraph-rsid="00f40956" style:text-blinking="false" fo:background-color="transparent" style:font-size-asian="8pt" style:font-style-asian="normal" style:font-weight-asian="bold" style:font-size-complex="8pt" style:font-style-complex="normal" style:font-weight-complex="bold" loext:padding="0in" loext:border="none"/>
    </style:style>
    <style:style style:name="P77"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9a29" officeooo:paragraph-rsid="00f49a29" style:text-blinking="false" fo:background-color="transparent" style:font-size-asian="8pt" style:font-style-asian="normal" style:font-weight-asian="bold" style:font-size-complex="8pt" style:font-style-complex="normal" style:font-weight-complex="bold" loext:padding="0in" loext:border="none"/>
    </style:style>
    <style:style style:name="P78"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79"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4e443" officeooo:paragraph-rsid="00f4e443" style:text-blinking="false" fo:background-color="transparent" style:font-size-asian="8pt" style:font-style-asian="normal" style:font-weight-asian="bold" style:font-size-complex="8pt" style:font-style-complex="normal" style:font-weight-complex="bold" loext:padding="0in" loext:border="none"/>
    </style:style>
    <style:style style:name="P80"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6dcfb" officeooo:paragraph-rsid="00f6dcfb" style:text-blinking="false" fo:background-color="transparent" style:font-size-asian="8pt" style:font-style-asian="normal" style:font-weight-asian="bold" style:font-size-complex="8pt" style:font-style-complex="normal" style:font-weight-complex="bold" loext:padding="0in" loext:border="none"/>
    </style:style>
    <style:style style:name="P81"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8c808" officeooo:paragraph-rsid="00f8c808" style:text-blinking="false" fo:background-color="transparent" style:font-size-asian="8pt" style:font-style-asian="normal" style:font-weight-asian="bold" style:font-size-complex="8pt" style:font-style-complex="normal" style:font-weight-complex="bold" loext:padding="0in" loext:border="none"/>
    </style:style>
    <style:style style:name="P82"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3" style:family="paragraph" style:parent-style-name="Standard">
      <style:paragraph-properties fo:text-align="end"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36f1" officeooo:paragraph-rsid="00fb36f1" style:text-blinking="false" fo:background-color="transparent" style:font-size-asian="8pt" style:font-style-asian="normal" style:font-weight-asian="bold" style:font-size-complex="8pt" style:font-style-complex="normal" style:font-weight-complex="bold" loext:padding="0in" loext:border="none"/>
    </style:style>
    <style:style style:name="P84" style:family="paragraph" style:parent-style-name="Standard">
      <style:paragraph-properties fo:text-align="start" style:justify-single-word="false"/>
      <style:text-properties fo:font-variant="normal" fo:text-transform="none" fo:color="#ffffff" loext:opacity="100%" style:text-line-through-style="none" style:text-line-through-type="none" style:font-name="Noto Sans Mono" fo:font-size="8pt" fo:letter-spacing="normal" fo:font-style="normal" style:text-underline-style="none" fo:font-weight="bold" officeooo:rsid="00fbd10d" officeooo:paragraph-rsid="00fbd10d" style:text-blinking="false" fo:background-color="transparent" style:font-size-asian="8pt" style:font-style-asian="normal" style:font-weight-asian="bold" style:font-size-complex="8pt" style:font-style-complex="normal" style:font-weight-complex="bold" loext:padding="0in" loext:border="none"/>
    </style:style>
    <style:style style:name="P85" style:family="paragraph" style:parent-style-name="Standard">
      <style:paragraph-properties fo:text-align="center" style:justify-single-word="false"/>
      <style:text-properties fo:font-variant="normal" fo:text-transform="none" fo:color="#ffffff" loext:opacity="100%" style:text-line-through-style="none" style:text-line-through-type="none" style:font-name="C059" fo:font-size="16pt" fo:letter-spacing="normal" fo:font-style="normal" style:text-underline-style="none" fo:font-weight="normal" officeooo:rsid="00de68b1" officeooo:paragraph-rsid="00de68b1" style:text-blinking="false" fo:background-color="transparent" style:font-size-asian="16pt" style:font-style-asian="normal" style:font-weight-asian="normal" style:font-size-complex="16pt" style:font-style-complex="normal" style:font-weight-complex="normal" loext:padding="0in" loext:border="none"/>
    </style:style>
    <style:style style:name="T1" style:family="text">
      <style:text-properties officeooo:rsid="00d913e9"/>
    </style:style>
    <style:style style:name="T2" style:family="text">
      <style:text-properties fo:font-weight="normal" style:font-weight-asian="normal" style:font-weight-complex="normal"/>
    </style:style>
    <style:style style:name="T3" style:family="text">
      <style:text-properties fo:font-weight="normal" officeooo:rsid="00e3a479" style:font-weight-asian="normal" style:font-weight-complex="normal"/>
    </style:style>
    <style:style style:name="T4" style:family="text">
      <style:text-properties fo:font-weight="normal" officeooo:rsid="00e7fb20" style:font-weight-asian="normal" style:font-weight-complex="normal"/>
    </style:style>
    <style:style style:name="T5" style:family="text">
      <style:text-properties fo:font-weight="normal" officeooo:rsid="00ec824b" style:font-weight-asian="normal" style:font-weight-complex="normal"/>
    </style:style>
    <style:style style:name="T6" style:family="text">
      <style:text-properties fo:font-weight="normal" officeooo:rsid="00ee69a5" style:font-weight-asian="normal" style:font-weight-complex="normal"/>
    </style:style>
    <style:style style:name="T7" style:family="text">
      <style:text-properties fo:font-weight="normal" officeooo:rsid="00ef6a68" style:font-weight-asian="normal" style:font-weight-complex="normal"/>
    </style:style>
    <style:style style:name="T8" style:family="text">
      <style:text-properties fo:font-weight="normal" officeooo:rsid="00f04d88" style:font-weight-asian="normal" style:font-weight-complex="normal"/>
    </style:style>
    <style:style style:name="T9" style:family="text">
      <style:text-properties fo:font-weight="normal" officeooo:rsid="00f06f3b" style:font-weight-asian="normal" style:font-weight-complex="normal"/>
    </style:style>
    <style:style style:name="T10" style:family="text">
      <style:text-properties fo:font-weight="normal" officeooo:rsid="00f49a29" style:font-weight-asian="normal" style:font-weight-complex="normal"/>
    </style:style>
    <style:style style:name="T11" style:family="text">
      <style:text-properties fo:font-weight="normal" officeooo:rsid="00f6dcfb" style:font-weight-asian="normal" style:font-weight-complex="normal"/>
    </style:style>
    <style:style style:name="T12" style:family="text">
      <style:text-properties fo:font-weight="normal" officeooo:rsid="00f8c808" style:font-weight-asian="normal" style:font-weight-complex="normal"/>
    </style:style>
    <style:style style:name="T13" style:family="text">
      <style:text-properties fo:font-weight="normal" officeooo:rsid="00fa99d5" style:font-weight-asian="normal" style:font-weight-complex="normal"/>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font-style-asian="italic" style:font-style-complex="italic"/>
    </style:style>
    <style:style style:name="T16" style:family="text">
      <style:text-properties style:text-position="super 58%" fo:font-weight="normal" style:font-weight-asian="normal" style:font-weight-complex="normal"/>
    </style:style>
    <style:style style:name="T17" style:family="text">
      <style:text-properties officeooo:rsid="00ddb14a"/>
    </style:style>
    <style:style style:name="T18" style:family="text">
      <style:text-properties officeooo:rsid="00e6c0cb"/>
    </style:style>
    <style:style style:name="T19" style:family="text">
      <style:text-properties officeooo:rsid="00e9002e"/>
    </style:style>
    <style:style style:name="T20" style:family="text">
      <style:text-properties officeooo:rsid="00f40956"/>
    </style:style>
    <style:style style:name="T21" style:family="text">
      <style:text-properties officeooo:rsid="00fbd1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5">——<text:span text:style-name="T1">XII.XXV.XXI</text:span></text:p>
      <text:p text:style-name="P1"/>
      <text:p text:style-name="P2">Slept until 1:00PM and had the nicest, laziest Christmas with Cait. We drank coffee, laid in bed, opened presents and talked about the wild Xmas eve we had had at Wendex’s. We ate a frozen pizza so that we would have the strength to visit Chuck &amp; Lucy in Weaverville.</text:p>
      <text:p text:style-name="P2"><text:s text:c="3"/>We’ve already selected a few potential films to watch when we get home, so the outing could be short-lived compared to the night before.</text:p>
      <text:p text:style-name="P2"/>
      <text:p text:style-name="P3">. . .</text:p>
      <text:p text:style-name="P3"/>
      <text:p text:style-name="P4">The party was small and short, but rowdy. Lucy was still roughhousing the air and sometimes the floor and furniture. Chuck made roast beef, collards &amp; mushrooms. Cait brought a casserole and stuffing from work. Chuck’s slow cooking was the subject of much harassment and meddling. Lucy was repeatedly stabbing the beast and even spilled the mushrooms on the floor.</text:p>
      <text:p text:style-name="P4"><text:s text:c="3"/>I drove us home. We didn’t even bother with a movie, fell fast asleep.</text:p>
      <text:p text:style-name="P4"/>
      <text:p text:style-name="P6">XII.XXVI</text:p>
      <text:p text:style-name="P12"/>
      <text:p text:style-name="P12">Woke, made coffee, did the dishes and made the bed. Cait headed swiftly off to work, and so I walked home, excited to lay on the couch with Nutmeg all day. Will gave me Xmas greetings from the couch, and then took a phone call from the orch. He was apparently supposed to work after all.</text:p>
      <text:p text:style-name="P6"><text:soft-page-break/><text:span text:style-name="T2"><text:s text:c="3"/>I soon got a text from him. “</text:span><text:span text:style-name="T14">Hey, it’s Will. Looks like I have COVID.</text:span><text:span text:style-name="T2">” He also sent a picture of the test and some government info on how I could get one. Sunny was still asleep. I decided I would change my underwear, pack a small bag and bounce around town on this beautiful day. I’m presently at izzy’s, drinking a coffee.</text:span></text:p>
      <text:p text:style-name="P12"/>
      <text:p text:style-name="P14">. . .</text:p>
      <text:p text:style-name="P14"/>
      <text:p text:style-name="P12">Fursty texted me at 1:20 about our 3PM Battery Park gig. I had completely forgotten. Maybe I didn’t check my calendar. I walked home, gathered my gear and hung out on the back porch. Sunny was doing something in the kitchen.</text:p>
      <text:p text:style-name="P12"><text:s text:c="3"/>“Do you have COVID?” I said.</text:p>
      <text:p text:style-name="P12"><text:s text:c="3"/>She sounded annoyed when she said, “I don’t have COVID.”</text:p>
      <text:p text:style-name="P6"><text:span text:style-name="T2"><text:s text:c="3"/>I didn’t trust that and used waiting on Fursty as an excuse to stay outside. “Don’t you want to see your dogs?” she said. I told her I had been there around 10AM and seen them then. I don’t think I had been home much since around December 20</text:span><text:span text:style-name="T16">th</text:span><text:span text:style-name="T2">.</text:span></text:p>
      <text:p text:style-name="P12"/>
      <text:p text:style-name="P14">. . .</text:p>
      <text:p text:style-name="P14"/>
      <text:p text:style-name="P12">The gig was just me and Ry playing outside. He didn’t seem to feel well, but we made good money. I left my drums in his car and had Cait pick me up. We stopped at Homegrown so I could eat some ham, and then went to Frazier’s with Wendex. Blake and Jesse joined us for a drink. I think I was drinking Peoples Porters, but I don’t really remember. We mostly played Flip the Box, complained about Nelia and went home to bed.</text:p>
      <text:p text:style-name="P7"><text:soft-page-break/>XII.XXVII</text:p>
      <text:p text:style-name="P16"/>
      <text:p text:style-name="P17">At some point late at night, I awoke to the sound of cait puking. My face instantly felt hot, and my throat scratchy. She said it was some of the worst puking she had ever done.</text:p>
      <text:p text:style-name="P17"><text:s text:c="3"/>Wende and Shari picked us up to go get PCR tests in Biltmore Village. I wasn’t really interested in getting one, but agreed to go. Iris, who had been at HG and the Xmas eve party had tested positive for COVID.</text:p>
      <text:p text:style-name="P17"><text:s text:c="3"/>Wendex drove like a maniac, but we only made it to Shelbourne before she got a text saying that the wait was three hours long. “Whoa, we’ve got some coffees back here,” I said as we caught air on a speed bump.</text:p>
      <text:p text:style-name="P17"><text:s text:c="3"/>I think before that, I got some food from Simple: avacado toast and a bfast sandwich. Cait’s mood was very low.</text:p>
      <text:p text:style-name="P13"/>
      <text:p text:style-name="P15">. . .</text:p>
      <text:p text:style-name="P13"/>
      <text:p text:style-name="P17">We eventually went downtown to Thomas Wolfe for PCR testing, but it was indoor testing with a tightly packed line around the block. Many folks weren’t even wearing masks. We saw Jesse and E and all agreed to bail, for safety’s sake.</text:p>
      <text:p text:style-name="P17"><text:s text:c="3"/>We went to Homegrown for rapid tests and I met a teary-eyed Mikki for the first time. We took a test to Lucy at HG West and got some food there (roasted veggie sammich, chicken salad sando, iced coffee and a bat smoothie.) We stoped at the Brew Pump for Ibuprophin and then went home to watch movies.</text:p>
      <text:p text:style-name="P8"><text:span text:style-name="T2"><text:s text:c="3"/>Actually, I went to the market for carrots, onions, juice, chicken and stock. Cait made soup and </text:span><text:soft-page-break/><text:span text:style-name="T2">I went to the Brew Pump to have 1.5 beers w/ Eric. Holly informed me sadly that they would be closing for a while due to COVID as soon as Lil’ Nick was done.</text:span></text:p>
      <text:p text:style-name="P17"><text:s text:c="3"/>I went back to Cait’s where we ate soup, watched movies and went to sleep.</text:p>
      <text:p text:style-name="P17"/>
      <text:p text:style-name="P8">XII.XXVIII</text:p>
      <text:p text:style-name="P17"/>
      <text:p text:style-name="P18">we only left the house for a walk to the market: greens, pineapple, coffee, chips and salsa. Cait made salmon + pesto pasta. I got an 11% stout bomber and got drunk from it. We watched my new favorite movie.</text:p>
      <text:p text:style-name="P18"/>
      <text:p text:style-name="P9">XII.XXIX</text:p>
      <text:p text:style-name="P18"/>
      <text:p text:style-name="P18">I think this is the day we went downtown for curry. We hoped for Little Bee, but they were closed, so we ordered from Blue Dream. I had a shot when we got home and found a four-year-old Burial camp stout.</text:p>
      <text:p text:style-name="P18"/>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text:soft-page-break/>XII.XXX</text:p>
      <text:p text:style-name="P18"/>
      <text:p text:style-name="P18">I don’t remember this day very well at all. I think we ate leftovers and drank wine. This must have been when Penny and Nelia got home. We watched the first three episodes of Freaks &amp; Geeks before falling asleep.</text:p>
      <text:p text:style-name="P18"><text:s text:c="3"/>The other movies and shows we watched in the four days before that are as follows, in no particular order.</text:p>
      <text:p text:style-name="P18"><text:tab/>Rushmore (Didn’t Finish) = *</text:p>
      <text:p text:style-name="P18"><text:tab/>Raising Arizona</text:p>
      <text:p text:style-name="P18"><text:tab/>The Ballad of Buster Scruggs*</text:p>
      <text:p text:style-name="P18"><text:tab/>Fantastic Mr. Fox</text:p>
      <text:p text:style-name="P18"><text:tab/>Life Aquatic*</text:p>
      <text:p text:style-name="P18"><text:tab/>Darjeeling Limited</text:p>
      <text:p text:style-name="P18"><text:tab/>Hotel Chevalier</text:p>
      <text:p text:style-name="P18"><text:tab/>The Secret of Roan Innish ☆☆☆☆☆x1,000,000</text:p>
      <text:p text:style-name="P18"><text:tab/>30 Rock (2-3 episodes)</text:p>
      <text:p text:style-name="P18"><text:tab/>Sabrina</text:p>
      <text:p text:style-name="P18"><text:tab/>10 Things I Hate About You</text:p>
      <text:p text:style-name="P18"><text:tab/>The Survivors*</text:p>
      <text:p text:style-name="P18"><text:tab/>A Boy Named Christmas</text:p>
      <text:p text:style-name="P18"><text:tab/>Hummingbirds: Jeweled Messengers</text:p>
      <text:p text:style-name="P18"><text:tab/>A bad turtle documentary (still turtles)</text:p>
      <text:p text:style-name="P18"><text:tab/>My Octopus Teacher</text:p>
      <text:p text:style-name="P18"><text:tab/>Pineapple Express</text:p>
      <text:p text:style-name="P18"><text:tab/>British Villages (2-3 episodes)</text:p>
      <text:p text:style-name="P18"><text:tab/>A Very Murray Christmas</text:p>
      <text:p text:style-name="P18"><text:tab/>Secret Window</text:p>
      <text:p text:style-name="P18"><text:tab/>Fantastic Fungi</text:p>
      <text:p text:style-name="P18"><text:tab/>Our Planet (Forests)</text:p>
      <text:p text:style-name="P18"/>
      <text:p text:style-name="P18"/>
      <text:p text:style-name="P18"/>
      <text:p text:style-name="P9"><text:soft-page-break/>XII.XXXI</text:p>
      <text:p text:style-name="P18"/>
      <text:p text:style-name="P18">We woke kinda late and drank coffee. <text:span text:style-name="T17">I took a rapid test w/ negative result. Cait said I should go to the party alone, but it didn’t sit well when I said okay… with either of us. We decided we would eat lasagna and drink champagne. She was feeling down.</text:span></text:p>
      <text:p text:style-name="P18"><text:s text:c="3"/><text:span text:style-name="T17">I played Battery Park from 2-4 with Ry &amp; Kev, and then went to Ingles for lasagna stuff. Chuck and Lucy were in the street when I pulled up, bearing many gifts. And so, we made lasagna and drunkelny rang in the new year. Cait had her first cigarettes since falling ill. We almost fell asleep around 11:00, but the Decemberists kept us alive until Nelia announced that Chuck had returned and it was five til’. I had champagne all but uncorked, so we poured, drank, kissed and eventually fell asleep on the bed listening to Ziggy Stardust until Chuck’s uber (Lucy) arrive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85"/>
      <text:p text:style-name="P85"/>
      <text:p text:style-name="P85"/>
      <text:p text:style-name="P85"/>
      <text:p text:style-name="P85"/>
      <text:p text:style-name="P85">2022</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1"><text:soft-page-break/>I.I.XXI</text:p>
      <text:p text:style-name="P31"><text:span text:style-name="T2"/></text:p>
      <text:p text:style-name="P32"><text:span text:style-name="T2">I awoke feeling sweaty again. Cait was tearing around the kitchen, cleaning up. I announced I would be going to Carrier street for the first time since Will had gotten COVID. Cait and I had cuddled and giggled on the bed for a while.</text:span></text:p>
      <text:p text:style-name="P32"><text:span text:style-name="T2"><text:s text:c="3"/>I strolled, scrolled, made coffee and wrote in my journal. Sunny has been trying to talk to me and clean around me, but I haven’t had anything to say. What a strange week to end a strange year. I think I neglected to mention that everyone in WAVL got COVID and most of the businesses shut down.</text:span></text:p>
      <text:p text:style-name="P32"><text:span text:style-name="T2"/></text:p>
      <text:p text:style-name="P40"><text:span text:style-name="T2">. . .</text:span></text:p>
      <text:p text:style-name="P32"><text:span text:style-name="T2"/></text:p>
      <text:p text:style-name="P32"><text:span text:style-name="T2">I washed my hair, shaved my face, flossed and brushed my teeth. I fulfilled an easy order to Mountain View and then cleaned my room to make space for a large order to Korea. As soon as I got done xx logged onto my discord and told me he had emailed me wanting to cancel his order due to lack of a num row… bummer.</text:span></text:p>
      <text:p text:style-name="P32"><text:span text:style-name="T2"><text:s text:c="3"/>Now I’m texting with Cait and writing in my journal. Cait and I had earlier talked about watching some Freaks &amp; Geeks, but I kinda feel like staying on this couch unfortunately. Sunny is hollering from the other room about a wrestling PPV and trying to get me to come watch.</text:span></text:p>
      <text:p text:style-name="P32"><text:span text:style-name="T2"/></text:p>
      <text:p text:style-name="P40"><text:span text:style-name="T2">. . .</text:span></text:p>
      <text:p text:style-name="P32"><text:span text:style-name="T2"/></text:p>
      <text:p text:style-name="P32"><text:span text:style-name="T2">Ate a taco and, later, some mac &amp; cheese. I decided to watch Isle of Dogs and enjoyed it. Sunny came in after 30 mins and enjoyed it even more than I did.</text:span></text:p>
      <text:p text:style-name="P32"><text:soft-page-break/><text:span text:style-name="T2"/></text:p>
      <text:p text:style-name="P32">I.II</text:p>
      <text:p text:style-name="P32"><text:span text:style-name="T2"/></text:p>
      <text:p text:style-name="P32"><text:span text:style-name="T2">A big rain started at 4AM, accompanied by a single large crack of thunder. Whiskey took Nutmeg’s spot at the end of the couch and Nutmeg climbed on top of me.</text:span></text:p>
      <text:p text:style-name="P32"><text:span text:style-name="T2"><text:s text:c="3"/>My phone buzzed in a strange way at 11:30 and I knew it was Cait. I stretched a little too aggressively and got a cramp in my left leg, the worst I’ve ever had. Spud and Megan were locked in my room, and so, once I knew I wasn’t going to puke, I got their food ready.</text:span></text:p>
      <text:p text:style-name="P32"><text:span text:style-name="T2"><text:s text:c="3"/>Ryand and Melissa were walking by when I took Spud’s food outside. Melissa said the NYE party was just her, gary, Fox and Alex plus Charlie and Jackson playing chess. I made a cup of coffee, read Be Here Now and wrote in my journal. I also ate the worst, dryest banana I’ve ever had in my life.</text:span></text:p>
      <text:p text:style-name="P32"><text:span text:style-name="T2"/></text:p>
      <text:p text:style-name="P40"><text:span text:style-name="T2">. . .</text:span></text:p>
      <text:p text:style-name="P32"><text:span text:style-name="T2"/></text:p>
      <text:p text:style-name="P48"><text:span text:style-name="T2">I modded my Boba U4 Rebound to use a Buddy-C and did a couple monkeytypes, and, before that, talked to Cait on the phone. I cleaned my room a little bit more and packed my messenger bag with the Rebound, Be Here Now, a pair of socks, my new PJ pants, my phone charger, the mushroom tin, an empty Bronner’s bottle and my journal.</text:span></text:p>
      <text:p text:style-name="P48"><text:span text:style-name="T2"><text:s text:c="3"/>I fixed up some chicken wire, got dressed and walked to the post office. I forgot to mention that an order for Mountain View was in my bag. I was tired but somewhat centered on my walk to Cait’s house. I knocked on her door, kissed her face, took </text:span><text:soft-page-break/><text:span text:style-name="T2">off my raincoat and then wrote in my journal while she talked to her mom.</text:span></text:p>
      <text:p text:style-name="P33"><text:span text:style-name="T2"/></text:p>
      <text:p text:style-name="P41"><text:span text:style-name="T2">. . .</text:span></text:p>
      <text:p text:style-name="P33"><text:span text:style-name="T2"/></text:p>
      <text:p text:style-name="P49"><text:span text:style-name="T2">I read BHN while cait took a shower. We kissed on the couch for a while after that and then walked to the market. We were in front of The Amp Shop on the way back home when Cait said, “I wanna have a bloody Mary at the Pub.” I said, “I’d have a nitro stout!”</text:span></text:p>
      <text:p text:style-name="P49"><text:span text:style-name="T2"><text:s text:c="3"/>So, we turned around and did that, sitting in the window. I had a second and cait had a Ginger’s Revenge. We walked to cait’s house and listened to Sublime while I chopped vegetables: carrots, celery, garlic and onions. Lauren Crawley came over, so we poured some Dominga/champagne mimosas. I decided to quickly jot all that down in my journal.</text:span></text:p>
      <text:p text:style-name="P34"><text:span text:style-name="T2"/></text:p>
      <text:p text:style-name="P42"><text:span text:style-name="T2">. . .</text:span></text:p>
      <text:p text:style-name="P34"><text:span text:style-name="T2"/></text:p>
      <text:p text:style-name="P49"><text:span text:style-name="T2">we ended up drinking Woodford Reserve and eating mushies, listening to records, smoking cigarettes and typing on my Rebound. Eventually, Cait announced it was, “Time to get vertical——no, I mean horizontal!”</text:span></text:p>
      <text:p text:style-name="P49"><text:span text:style-name="T2"/></text:p>
      <text:p text:style-name="P50">I.III</text:p>
      <text:p text:style-name="P18"/>
      <text:p text:style-name="P21">The weather did all its things throughout the night. I’d wake up to a fogged-over window, but could hear rain and sometimes sleet. I was dreaming about being able to walk through walls and, while at a Boogie wedding, shapeshift. When I woke, the window was clear and I could see it had snowed.</text:p>
      <text:p text:style-name="P21"><text:soft-page-break/><text:s text:c="3"/>Then, there was an explosion outside and the power went out. I felt content staring out the window, and, while Cait was in the bathroom, witnessed another explosion. We laid in bed wondering what the day would be like and looking at outage maps on cait’s phone. Around noon, the power was restored, so I made coffee, read BHN, laid in bed w/ Cait and wrote in my journal.</text:p>
      <text:p text:style-name="P35"><text:span text:style-name="T2"/></text:p>
      <text:p text:style-name="P43"><text:span text:style-name="T2">. . .</text:span></text:p>
      <text:p text:style-name="P35"><text:span text:style-name="T2"/></text:p>
      <text:p text:style-name="P51"><text:span text:style-name="T2">Eventually, we went to Pizza Mind for lunch, where we ordered a large margarita pie with pepperoni and a small salad. I had a People’s Porter and Cait drank a Coke. Cait mentioned wanting to put her design skills to use, and I said I would handle the technical end as long as I didn’t have to deal w/ the clients. We came across the name Turtle Moon and really liked it.</text:span></text:p>
      <text:p text:style-name="P51"><text:span text:style-name="T2"><text:s text:c="3"/>She drove me home and I started working. Unfortunately, turtlemoon.net is already a design firm, so back to the drawing board. I decided to make some coffee and write in my journal.</text:span></text:p>
      <text:p text:style-name="P35"><text:span text:style-name="T2"/></text:p>
      <text:p text:style-name="P43"><text:span text:style-name="T2">. . .</text:span></text:p>
      <text:p text:style-name="P35"><text:span text:style-name="T2"/></text:p>
      <text:p text:style-name="P51"><text:span text:style-name="T2">I worked most of the night (person on parole and conflicted abortion lady) took a bath, talked to Cait and cuddled Nutmeg. I fell asleep around 11PM after letting my phone die from scrolling.</text:span></text:p>
      <text:p text:style-name="P51"><text:span text:style-name="T2"/></text:p>
      <text:p text:style-name="P51"><text:span text:style-name="T2"/></text:p>
      <text:p text:style-name="P51"><text:span text:style-name="T2"/></text:p>
      <text:p text:style-name="P51"><text:span text:style-name="T2"/></text:p>
      <text:p text:style-name="P51"><text:span text:style-name="T2"/></text:p>
      <text:p text:style-name="P52"><text:soft-page-break/>I.IV</text:p>
      <text:p text:style-name="P52"><text:span text:style-name="T2"/></text:p>
      <text:p text:style-name="P51"><text:span text:style-name="T2">I woke at 9, fed </text:span><text:span text:style-name="T3">the dogs, plugged my phone in, made coffee and wrote in my journal. My dreams were kinda Ragsdale-oriented, but all over the place. I finished the conflicted abortion lady assignment and then learned about AlbaCare, who wants to stimulate ovaries in a manner identical to egg retrieval.</text:span></text:p>
      <text:p text:style-name="P51"><text:span text:style-name="T3"><text:s text:c="3"/>I wrote in my journal, got dressed and left the house. I called cait and said I was thinking of going to UJ. She said she would join me, and so I met her at her house. We sat on the couch for a minute and then walked up to UJ. I ordered a turkey pita w/ tots + a Ninjabread Man. Cait had a couple tacos and a Pisgah Pale.</text:span></text:p>
      <text:p text:style-name="P51"><text:span text:style-name="T3"><text:s text:c="3"/>We decided that misscait.com was the most sensible domain name, and then realized that Eric was sitting at the bar. We joined him and talked about keyboards for a while. We realized it was time to go, and so downed our beers, paid our tab. Cait offered me a ride, but I declined and then felt that might have been rude.</text:span></text:p>
      <text:p text:style-name="P51"><text:span text:style-name="T3"><text:s text:c="3"/>Either way, I grabbed my sticks, rags and throne from the house and then walked down to Kev’s. I was the first in the basement. It sounded like Fursty was upstairs.</text:span></text:p>
      <text:p text:style-name="P36"><text:span text:style-name="T2"/></text:p>
      <text:p text:style-name="P44"><text:span text:style-name="T2">. . .</text:span></text:p>
      <text:p text:style-name="P36"><text:span text:style-name="T2"/></text:p>
      <text:p text:style-name="P53"><text:span text:style-name="T2">They came down the stairs masked, so I masked up as well. Something about that made me sad. Amber and Uma arrived next, then Amanda and then Dulci. Sav was there soon after to pick up Uma. I wasn’t feeling conversational. I guess I was anxious about how Cait’s evening would turn out.</text:span></text:p>
      <text:p text:style-name="P53"><text:soft-page-break/><text:span text:style-name="T2"><text:s text:c="3"/>We ran through the tunes on the following page* and then called it a little early. Well, I’m clearly neglecting to mention that Melissa wasn’t there. She wasn’t feeling well, hence the last minute change to Kevin’s house. The whole thing was a bit of a drag, in a way. I grabbed my sticks, rags and throne and started walking up to the house.</text:span></text:p>
      <text:p text:style-name="P53"><text:span text:style-name="T2"><text:s text:c="3"/>I tried calling Cait, but her phone was not ringing. I texted her from my computer when I got home and was feeling anxious. Will and Sunny were watching The Bachelor. I sat on the orange couch and pulled my hat down over my eyes. 20 minutes later, I got a call from Wendex’s phone. I was Cait and Barbie insisting I come out to Frazier’s. From the sound of things, I decided to take an Uber. It was the driver’s first day and he was chatty.</text:span></text:p>
      <text:p text:style-name="P53"><text:span text:style-name="T2"><text:s text:c="3"/>Cait seemed in good spirits at first, but she got visibly sad when we went outside to smoke. I thumbwrestled with Barbie, Sean and a couple other strangers. I remain undefeated. I followed sad Cait inside and sat with her at the bar. She said she’s always right. She’d had a bad dream. She said everyone always leaves her and I would too. I’d stop finding her sexy and that had already begun.</text:span></text:p>
      <text:p text:style-name="P53"><text:span text:style-name="T2"><text:s text:c="3"/>Barbie approached with good timing and said how much she loves our love and how good it made her feel. We agreed that neither of us knew the future and so I took her home. We quickly got into the bed and watched Something About Mary.</text:span></text:p>
      <text:p text:style-name="P18"/>
      <text:p text:style-name="P18"/>
      <text:p text:style-name="P18"/>
      <text:p text:style-name="P18"/>
      <text:p text:style-name="P18"/>
      <text:p text:style-name="P18"/>
      <text:p text:style-name="P54"><text:soft-page-break/>I.V</text:p>
      <text:p text:style-name="P54"/>
      <text:p text:style-name="P22">Weird dreams about a snake trying to <text:span text:style-name="T18">get me at Cait’s house, and also being on a comedy tour w/ Eddie Murphy. Cait was feeling very sad and sorry this morning. I decided I would go to the post office and home. As I was getting dressed, I said, “I wonder what you wrote in my journal last night.” she turned white and said, “Oh no.” She wanted to find it and destroy it, but it had a cute drawing of a bunny on the back.</text:span></text:p>
      <text:p text:style-name="P22"><text:s text:c="3"/><text:span text:style-name="T18">She started to cry and hate herself for being insecure. I held onto her and told her it was okay until she started to feel better. Eventually, I got dressed, walked to the post office, then home. I drank juice and coffee on the couch w/ Nutmeg and wrote in my journal . . . I did a minimal amount of coding and then some Facebook inviting for the Black Mountain gig and went back to the couch, my last bit of coffee perfectly warmed from my desktop heater.</text:span></text:p>
      <text:p text:style-name="P37"><text:span text:style-name="T2"/></text:p>
      <text:p text:style-name="P45"><text:span text:style-name="T2">. . .</text:span></text:p>
      <text:p text:style-name="P37"><text:span text:style-name="T2"/></text:p>
      <text:p text:style-name="P55"><text:span text:style-name="T2">I mindlessly accepted a transcrioption (C4 petrochemicals,) ordered a new phone off Amazon, took a bath and went out to Gary’s for Get Back episode two. Darwin was being cute and, after a while of calling me Ryry, got the hang of Ross. Got a text saying our White Horse gig would be a webcast at best and drank two beers.</text:span></text:p>
      <text:p text:style-name="P55"><text:span text:style-name="T2"><text:s text:c="3"/>I came home, typed 10 mins of tape, ate some noodles Sunny had made and fell asleep.</text:span></text:p>
      <text:p text:style-name="P55"><text:span text:style-name="T2"/></text:p>
      <text:p text:style-name="P55"><text:span text:style-name="T2"/></text:p>
      <text:p text:style-name="P55"><text:span text:style-name="T2"/></text:p>
      <text:p text:style-name="P55"><text:soft-page-break/>I.VI</text:p>
      <text:p text:style-name="P55"><text:span text:style-name="T2"/></text:p>
      <text:p text:style-name="P55"><text:span text:style-name="T2">Woke at 8. Will </text:span><text:span text:style-name="T4">was feeding the dogs and doing dishes. I drank some juice, made some coffee and drank it on the couch while writing in my journal til 930. I worked til 11:45 and then walked down to Cait’s and made a lil’ love, then wrote in my journal some more . . . We decided on Simple for lunch and Cait drove up there. She ordered a vegan Reuben w/ an iced coffee and I got a turkey havardi w/ hot coffee. </text:span></text:p>
      <text:p text:style-name="P38"><text:span text:style-name="T2"/></text:p>
      <text:p text:style-name="P46"><text:span text:style-name="T2">. . .</text:span></text:p>
      <text:p text:style-name="P38"><text:span text:style-name="T2"/></text:p>
      <text:p text:style-name="P56"><text:span text:style-name="T2">Cait drove me home and I immediately got the news that the White Horse show/webcast was canceled, which bummed me out. I spent a long time looking for a transcription while wearing my outside clothes because I figured Cait might want to hang out some more.</text:span></text:p>
      <text:p text:style-name="P56"><text:span text:style-name="T2"><text:s text:c="3"/>I found a Sonos project and slowly shed some articles of clothing. After transcribing about 40 minutes of tape, I laid down on the couch. The sun had gone down and I was feeling sad. I called Cait and could tell from her voice she had a wild hair. After going to the grocery store and the Levi’s outlet, she was ready to crack the last Innovation sour and had picked up a muchilleto from the store that I needed to try.</text:span></text:p>
      <text:p text:style-name="P56"><text:span text:style-name="T2"><text:s text:c="3"/>That was enough of a plan for me, so I reapplied the layers I had shed and walked down to her house. The beer was a straight-up bloody Mary with salt rim, lemon, olive and a straw. We decided to go to the Pub and play pool. There were stouts, sours, </text:span><text:soft-page-break/><text:span text:style-name="T2">Jager and Fireball, plus John Casey, Jim, fried pickles and, eventually, a cheese steak to go.</text:span></text:p>
      <text:p text:style-name="P56"><text:span text:style-name="T2"><text:s text:c="3"/>I was spinning when I got to bed and so happy to listen to Cait talk about her grandmother. She asked me why I was crying. I said it was the happiest she’d ever seemed. </text:span></text:p>
      <text:p text:style-name="P56"><text:span text:style-name="T2"/></text:p>
      <text:p text:style-name="P57">I.VII</text:p>
      <text:p text:style-name="P57"/>
      <text:p text:style-name="P23">Woke at Cait’s, ate a clementine, made <text:span text:style-name="T19">a French press and wrote in my journal on the couch.</text:span></text:p>
      <text:p text:style-name="P39"><text:span text:style-name="T2"/></text:p>
      <text:p text:style-name="P47"><text:span text:style-name="T2">. . .</text:span></text:p>
      <text:p text:style-name="P39"><text:span text:style-name="T2"/></text:p>
      <text:p text:style-name="P58"><text:span text:style-name="T2">Cait left for work. I walked home with my coffee and finished the Sonos project at 1145 and then found a tutorial for Si-Quote, which estimates HVAC/fire installations for Siemens. I finished that at 4:45 and then talked to Cait on the phone about possibly hanging out. We’re both very tired. I wrote in my journal after that and am seriously considering a nap.</text:span></text:p>
      <text:p text:style-name="P39"><text:span text:style-name="T2"/></text:p>
      <text:p text:style-name="P47"><text:span text:style-name="T2">. . .</text:span></text:p>
      <text:p text:style-name="P39"><text:span text:style-name="T2"/></text:p>
      <text:p text:style-name="P58"><text:span text:style-name="T2">I chilled pretty hard for a little over an hour until Cait came and got me. We watched the end of Runaway Bride in her bed, and then she went to make tacos. We enjoyed those in the living room with an Innovation IPA and then returned to the bed for The Big Lebowksi. We made it through the whole film but fell asleep immediately after.</text:span></text:p>
      <text:p text:style-name="P58"><text:span text:style-name="T2"/></text:p>
      <text:p text:style-name="P58"><text:span text:style-name="T2"/></text:p>
      <text:p text:style-name="P58"><text:span text:style-name="T2"/></text:p>
      <text:p text:style-name="P58"><text:soft-page-break/>I.VIII</text:p>
      <text:p text:style-name="P58"><text:span text:style-name="T2"/></text:p>
      <text:p text:style-name="P58"><text:span text:style-name="T2">Woke at 9:45, </text:span><text:span text:style-name="T5">ate two clementines, made a French press and wrote in my journal. I’d had a dream about Cait ghosting me and was relieved to find it untrue.</text:span></text:p>
      <text:p text:style-name="P58"><text:span text:style-name="T5"/></text:p>
      <text:p text:style-name="P59"><text:span text:style-name="T5">. . .</text:span></text:p>
      <text:p text:style-name="P59"><text:span text:style-name="T5"/></text:p>
      <text:p text:style-name="P60"><text:span text:style-name="T2">Cait joined me on the couch and wanted to figure out some life plans regarding traveling when her lease is up and she leaves work. I must admit I haven’t thought very clearly about it. I was also a little anxious about my Sierra Nevada gig and low on time to get home, so I left in a bit of a hurry.</text:span></text:p>
      <text:p text:style-name="P60"><text:span text:style-name="T2"><text:s text:c="3"/>I walked home, loaded my drums and sat on the couch looking at my phone for a while. I drove the truck down Brevard Rd. to Sierra Nevada, checked in at the truck entrance, parked and let myself inside.</text:span></text:p>
      <text:p text:style-name="P60"><text:span text:style-name="T2"><text:s text:c="3"/>Joel was backstage and surprised, but glad to see me. I grabbed a cart, loaded my drums, set them up and then went to help Juan load in. he had brought a photographer friend with him. I ordered a beer, porter, a turkey Reuben + fries and sat backstage.</text:span></text:p>
      <text:p text:style-name="P60"><text:span text:style-name="T2"><text:s text:c="3"/>Juan’s time management wasn’t very good, but the music was. Ora sang a couple songs with us and gave me a nice note about my drumming. I got paid, packed up, drove home, did a 15-minute file about gitDefender, talked to Cait, ate some carbs and then found a podcast with Dana Carvey &amp; David Spade interviewing Rob Lowe.</text:span></text:p>
      <text:p text:style-name="P60"><text:span text:style-name="T2"><text:s text:c="3"/>I finally felt okay with sitting down and writing in my journal.</text:span></text:p>
      <text:p text:style-name="P18"/>
      <text:p text:style-name="P18"/>
      <text:p text:style-name="P18"/>
      <text:p text:style-name="P61"><text:soft-page-break/>I.IX</text:p>
      <text:p text:style-name="P61"><text:span text:style-name="T2"/></text:p>
      <text:p text:style-name="P62"><text:span text:style-name="T2">The dogs woke me up at 8:30, and so I fed </text:span><text:span text:style-name="T6">them, let them out, made coffee, drank it on the couch and started transcribing.</text:span></text:p>
      <text:p text:style-name="P63"><text:span text:style-name="T6"/></text:p>
      <text:p text:style-name="P63"><text:span text:style-name="T6">. . .</text:span></text:p>
      <text:p text:style-name="P63"><text:span text:style-name="T6"/></text:p>
      <text:p text:style-name="P64"><text:span text:style-name="T2">I finished the comedians and then learned about pet food packaging. I worked until close to 9:00 and then met Cait and Wende at the Malvern. We drank a sour and then a Last Word cocktail, and then went to Wende’s for a couple bong hits. We drove to Cait’s, made love and fell asleep.</text:span></text:p>
      <text:p text:style-name="P64"><text:span text:style-name="T2"/></text:p>
      <text:p text:style-name="P65">I.X</text:p>
      <text:p text:style-name="P65"><text:span text:style-name="T2"/></text:p>
      <text:p text:style-name="P64"><text:span text:style-name="T2">Woke around 11 and had some coffee in bed with Cait. We made love, watched a duckpin bowling video, smoked some weed and got dressed. She headed into work and I drove home to find some work and set up my new (old) cellphone. I went to the bank and then found a pair of berenger headphones at Goodwill.</text:span></text:p>
      <text:p text:style-name="P64"><text:span text:style-name="T2"><text:s text:c="3"/>I came home, found an assignment about one guy’s eurotrip, played with my phone, set my earbuds up through my old HDMI DAC, installed some software to let me control the volume in OSX, ate some soup, did some typing and wrote in my journal as the sun went down.</text:span></text:p>
      <text:p text:style-name="P64"><text:span text:style-name="T2"/></text:p>
      <text:p text:style-name="P66"><text:span text:style-name="T2">. . .</text:span></text:p>
      <text:p text:style-name="P64"><text:span text:style-name="T2"/></text:p>
      <text:p text:style-name="P67"><text:span text:style-name="T2">I took a bath and finished my assignment. Cait got out of work a little early and decided to get cozy. Sunny announced Art was coming over, so I spent a </text:span><text:soft-page-break/><text:span text:style-name="T2">while looking for an assignment and found one about a kid in a poetry program at UW Madison, </text:span><text:span text:style-name="T7">New Wave. I did 14 mins of that and fell asleep.</text:span></text:p>
      <text:p text:style-name="P67"><text:span text:style-name="T7"/></text:p>
      <text:p text:style-name="P68">I.XI</text:p>
      <text:p text:style-name="P68"><text:span text:style-name="T2"/></text:p>
      <text:p text:style-name="P68"><text:span text:style-name="T2">Should have mentioned that Will came over after </text:span><text:span text:style-name="T8">Art, so, with the fighting, I didn’t sleep all that well, but I was cozy. I let Megan out into the living room when all the dogs stirred at 7:40 so that Will could feed them, and, shortly after that, made some coffee. I enjoyed scrolling on my new phone and then wrote in my journal.</text:span></text:p>
      <text:p text:style-name="P68"><text:span text:style-name="T8"/></text:p>
      <text:p text:style-name="P69"><text:span text:style-name="T8">. . .</text:span></text:p>
      <text:p text:style-name="P68"><text:span text:style-name="T8"/></text:p>
      <text:p text:style-name="P70"><text:span text:style-name="T2">I worked til nearly 1:00 and then walked down to Cait’s. We decided on lunch at Five Points restaurant, where I had never been. She got a gyro with salad and fries. I had a country ham with mac sal, mashed taters, beans and a couple rolls + lots of gravy.</text:span></text:p>
      <text:p text:style-name="P70"><text:span text:style-name="T2"><text:s text:c="3"/>We walked around montford after that, and I got a cortado from All Day Darling. We decided after that to visit the library and checked out 10 books total. I got some Alan Watts and RZA. The security guard innundated us with calendars on our way out. We walked back to the car and drove to Cait’s, where I had just enough time for an amazing blowjob.</text:span></text:p>
      <text:p text:style-name="P70"><text:span text:style-name="T2"><text:s text:c="3"/>I waslked up to Carrier Street and then down to Middlemont. Neither Amber or Amanda would be joining us, so we decided to push back the concert and record a Moonfwuit album. At one point, Melissa pointed out that the piano was no longer in the yard! I jammed with Ry and Meliss for a bit after </text:span><text:soft-page-break/><text:span text:style-name="T2">Kev &amp; Dulce left, and then walked up to the house and found an assignment about an Alaskan lady on a diet, Usmesh or something. I fell asleep early.</text:span></text:p>
      <text:p text:style-name="P70"><text:span text:style-name="T2"/></text:p>
      <text:p text:style-name="P71">I.XII</text:p>
      <text:p text:style-name="P71"><text:span text:style-name="T2"/></text:p>
      <text:p text:style-name="P70"><text:span text:style-name="T2">I woke around 8, fed the dogs, made coffee, </text:span><text:span text:style-name="T9">rearranged the powerstrips &amp; extension cables in my room and then worked til about noon, read some Alan Watts, looked at my phone and wrote in my journal . . . I talked to Cait, brushed my hair, walked down to her house and tightened all the screws on her bedframe, thus desqueaking it. It was taking her a while to get ready for the day, so I sat on the couch and wrote in my journal.</text:span></text:p>
      <text:p text:style-name="P70"><text:span text:style-name="T9"/></text:p>
      <text:p text:style-name="P72"><text:span text:style-name="T9">. . .</text:span></text:p>
      <text:p text:style-name="P70"><text:span text:style-name="T9"/></text:p>
      <text:p text:style-name="P73"><text:span text:style-name="T9">W</text:span><text:span text:style-name="T2">e decided we needed tacos from Zillacoa, so we had two beers there and then went to AMF Lanes for bowling with lots of Homegrown peeps. We went to the Country Club after that, played some chess and went to Alley Cat, where we danced to karaoke. We went home and Cait sang at me while I dozed, but we eventually made some love and fell asleep.</text:span></text:p>
      <text:p text:style-name="P18"/>
      <text:p text:style-name="P74">I.XIII</text:p>
      <text:p text:style-name="P74"/>
      <text:p text:style-name="P24">We woke and decided not to go to Sylva. <text:span text:style-name="T20">Instead, we went to uj. Cait had a burger with fries and I had a <text:s/>Cuban with tots. I walked her home and then went to my house to drink coffee and write in my journal.</text:span></text:p>
      <text:p text:style-name="P24"/>
      <text:p text:style-name="P25">. . .</text:p>
      <text:p text:style-name="P24"/>
      <text:p text:style-name="P26"><text:soft-page-break/>I chilled on the couch until Sunny went into work around 4 and then found a file——General Granger talking about his certifications for board leadership. I worked on that and <text:span text:style-name="T15">finally</text:span> started getting a JLC order together. Darth and Panda did preorders. Aside from a bath, that’s all I did.</text:p>
      <text:p text:style-name="P26"/>
      <text:p text:style-name="P75">I.XIV</text:p>
      <text:p text:style-name="P75"><text:span text:style-name="T2"/></text:p>
      <text:p text:style-name="P75"><text:span text:style-name="T2">Got up at 7:50, fed dogs, drank coffee, played </text:span><text:span text:style-name="T10">Wordle, scrolled and wrote in my journal.</text:span></text:p>
      <text:p text:style-name="P75"><text:span text:style-name="T10"/></text:p>
      <text:p text:style-name="P76"><text:span text:style-name="T10">. . .</text:span></text:p>
      <text:p text:style-name="P75"><text:span text:style-name="T10"/></text:p>
      <text:p text:style-name="P77"><text:span text:style-name="T2">I worked, went to the post office and worked some more. My brain eventually turned to mush, and my tummy felt funny, too. I closed the door to my bedroom because Sunny said Art was coming over. I had a lovely chat with Cait. She was going to hang out at Chuck and Lucy’s.</text:span></text:p>
      <text:p text:style-name="P77"><text:span text:style-name="T2"><text:s text:c="3"/>At around 3:30, I woke up and swore I heard sunny talking on the phone w/ Cait. I had action-movie-like dreams after that: driving in the snow, killing a cop, setting up massive speakers on a BRP overlook, talking about the gun being identifiable and fleeing . . .</text:span></text:p>
      <text:p text:style-name="P77"><text:span text:style-name="T2"/></text:p>
      <text:p text:style-name="P78">I.XV</text:p>
      <text:p text:style-name="P78"><text:span text:style-name="T2"/></text:p>
      <text:p text:style-name="P78"><text:span text:style-name="T2">I did the usual this morning: let the dogs out, </text:span><text:span text:style-name="T11">fed them, made coffee, drank it on the couch, played Wordle, won in 3, checked Reddit, Discord, Instagram (feed, stories and explore,) looked at the news, all my bank accounts (because I had an email saying I’d paid my phone bill.) I think I even hit Facebook for </text:span><text:soft-page-break/><text:span text:style-name="T11">a second and then checked them all again. I wrote in my journal. I was also texting with Cait, who had slept only an hour and had a nearly dead phone.</text:span></text:p>
      <text:p text:style-name="P78"><text:span text:style-name="T11"><text:s text:c="3"/>I worked until she called me from work. She told me a couple anecdotes and then mentioned that Sunny had texted her at 2AM asking if she wanted to talk, and so she took her opportunity and talked on the phone with her for a while. Then we talked about jumping my bones.</text:span></text:p>
      <text:p text:style-name="P78"><text:span text:style-name="T11"><text:s text:c="3"/>I worked until Sunny got up. She said, “Guess what, I talked to Cait! I decided to be bigger.” I’m not sure if she meant to say the bigger person of the two or bigger than she was before, so I said, “You’re so big, gonna call you Big Sunny.” before this, she said, “Can you take me into work? I slept through my alarm,” so, at noon, I did. I went to Chick-Fil-A, ate it at home, worked for a bit and then wrote in my journal.</text:span></text:p>
      <text:p text:style-name="P78"><text:span text:style-name="T11"/></text:p>
      <text:p text:style-name="P79"><text:span text:style-name="T11">. . .</text:span></text:p>
      <text:p text:style-name="P79"><text:span text:style-name="T11"/></text:p>
      <text:p text:style-name="P80"><text:span text:style-name="T2">I worked until around 3 and started to chill. Cait came over when she was done with work. We smoked a bowl, smooched a bit, watched a Lake Street Dive video and then went to meet Lauren at the Pub.</text:span></text:p>
      <text:p text:style-name="P80"><text:span text:style-name="T2"><text:s text:c="3"/>We hung out at the end of the bar and were joined by Cashier Brian. Eventually, Lauren left, and so we played a game of pool, had another drink and drove home. We tried to watch The Net with Sandy B., but I was pretty drunky and, upon spooning Cait, fell fast asleep.</text:span></text:p>
      <text:p text:style-name="P80"><text:span text:style-name="T2"/></text:p>
      <text:p text:style-name="P80"><text:span text:style-name="T2"/></text:p>
      <text:p text:style-name="P80"><text:span text:style-name="T2"/></text:p>
      <text:p text:style-name="P80"><text:span text:style-name="T2"/></text:p>
      <text:p text:style-name="P80"><text:soft-page-break/>I.XVI</text:p>
      <text:p text:style-name="P80"><text:span text:style-name="T2"/></text:p>
      <text:p text:style-name="P80"><text:span text:style-name="T2">The world was covered in snow when we </text:span><text:span text:style-name="T12">awoke. We laid there for a while, watching it blow around and continue to come down. Eventually, I made coffee, played Wordle. We must have laid in bed a long time, at least until Cait’s tummy started grumbling and she went to make eggs.</text:span></text:p>
      <text:p text:style-name="P80"><text:span text:style-name="T12"><text:s text:c="3"/>We watched Kingpin after that. Before that, I now remember we made love for 15 minutes while the French press steeped. We made some more love after the movie and then got started on spaghetti.</text:span></text:p>
      <text:p text:style-name="P80"><text:span text:style-name="T12"><text:s text:c="3"/>We watched a Netflix movie, Wild Oats, and ate spaghetti halfway through. We laid low and read books after the movie. Cait’s stomach started to hurt, so I tried to make her laugh.</text:span></text:p>
      <text:p text:style-name="P80"><text:span text:style-name="T12"><text:s text:c="3"/>I dreamt about being random places and then eventually a studio to record the MoonFwuit album. Paul McCartney was there, but lots of stragglers kept showing up. Steve was there, which I resigned to be okay with, but when Hank showed up, he started punching Steve and telling him to leave.</text:span></text:p>
      <text:p text:style-name="P80"><text:span text:style-name="T12"/></text:p>
      <text:p text:style-name="P81">I.XVII</text:p>
      <text:p text:style-name="P81"><text:span text:style-name="T2"/></text:p>
      <text:p text:style-name="P81"><text:span text:style-name="T2">Woke and immediately played Wordle. </text:span><text:span text:style-name="T13">I guessed SHIRE in three guesses for the third day in a row. I scrolled through stuff uncil Cait woke up. She said she was feeling crummy and anxious and some other word that made me think she might want coffee, which she did. I made that and wrote in my journal. Cait told me her dreams and stories of fights with Francis and plans for the day and gripes about work and Nelia and drew a heart on my foot.</text:span></text:p>
      <text:p text:style-name="P81"><text:soft-page-break/><text:span text:style-name="T13"><text:s text:c="3"/>We bundled up and then walked toward my house. It was bright outside and the sun felt very nice. We parted ways at the bottom of Delaware. I took off my layers, ate a clementine and wrote in my journal while cuddling Nutmeg. . . .I read through some old journals, found some synchronicities, finished up my Tree PCB from six months ago, took a bath, washed my hair and relaxed. I got a call from Cait before my bath saying she was going to Miki’s house for her birthday, that Chuck and Lucy would be joining.</text:span></text:p>
      <text:p text:style-name="P18"/>
      <text:p text:style-name="P19">. . .</text:p>
      <text:p text:style-name="P18"/>
      <text:p text:style-name="P27">I relaxed for a while, letting my hair dry, showing my PCB layout around. I told Cait I loved her and then missed her call while I was writing in my journal. It took her half an hour to call me back, and I was feeling anxious. I dropped some hints that I would like to come over, but they didn’t land. Rather, it seemed like they did, but she didn’t want that.</text:p>
      <text:p text:style-name="P27"><text:s text:c="3"/>I decided to find some work (Google automation startup church guy podcast guest) and thought about——well, remembered how Cait had eaten mushrooms. It was dark. The breeze was picking up and I was glad to be home. . . .I worked and looked at a lot of Discord, fell asleep with the lights on.</text:p>
      <text:p text:style-name="P27"/>
      <text:p text:style-name="P83">I.XVIII</text:p>
      <text:p text:style-name="P82"/>
      <text:p text:style-name="P28">Didn’t really want to get up with the dogs <text:span text:style-name="T21">this morning, but, at 7:40, I did. I fed them, made coffee, played Wordle (PROXY in six,) and worked until about 2:30 with some PCB and plate work mixed in. Cait didn’t have to go to work after all, so she </text:span><text:soft-page-break/><text:span text:style-name="T21">informed me after her nap that she was taking another nap. I played on the computer, folded my laundry, rank coffee, scrubbed the tub, opened a beer and wrote in my journal.</text:span></text:p>
      <text:p text:style-name="P28"/>
      <text:p text:style-name="P29">. . .</text:p>
      <text:p text:style-name="P28"/>
      <text:p text:style-name="P30">She woke and told me that she wanted to rest for the evening, so I found some work, an interview with the head of annual giving at UK. I did half of that and played around with some keyboard ideas. I think I will do the next version of my Layercase with gasket-mount strips stitting atop an extended FR4 midlayer. I went to bed around midnight.</text:p>
      <text:p text:style-name="P30"/>
      <text:p text:style-name="P84">I.XIX</text:p>
      <text:p text:style-name="P84"><text:span text:style-name="T2"/></text:p>
      <text:p text:style-name="P84"><text:span text:style-name="T2">Dogs got me up at 7:40, so I fed them and let</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059" svg:font-family="C059"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officeooo:rsid="00c17c54" officeooo:paragraph-rsid="00c17c54" fo:background-color="transparen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08T18:44:15.880058986</dc:date>
    <meta:editing-duration>P5DT2H48M8S</meta:editing-duration>
    <meta:editing-cycles>181</meta:editing-cycles>
    <meta:generator>LibreOffice/7.3.7.2$Linux_X86_64 LibreOffice_project/30$Build-2</meta:generator>
    <meta:print-date>2024-07-07T17:40:57.703901491</meta:print-date>
    <meta:document-statistic meta:table-count="0" meta:image-count="0" meta:object-count="0" meta:page-count="27" meta:paragraph-count="178" meta:word-count="5524" meta:character-count="28571" meta:non-whitespace-character-count="23053"/>
  </office:meta>
</office:document-meta>
</file>